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image/svg+xml" manifest:full-path="SvgImages/Image4"/>
  <manifest:file-entry manifest:media-type="image/svg+xml" manifest:full-path="SvgImages/Image5"/>
  <manifest:file-entry manifest:media-type="image/svg+xml" manifest:full-path="SvgImages/Image6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ffff00" draw:stroke="solid" draw:stroke-linejoin="miter" fo:margin="1.000000000000000pt" style:wrap="biggest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solid" draw:fill-color="#008000" draw:stroke="solid" draw:stroke-linejoin="miter" fo:margin="1.000000000000000pt" style:wrap="biggest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0000" draw:stroke="solid" draw:stroke-linejoin="miter" fo:margin="1.000000000000000pt" style:wrap="biggest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none" draw:stroke="solid" draw:stroke-linejoin="bevel" fo:margin="1.000000000000000pt" style:wrap="biggest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none" draw:stroke="solid" draw:stroke-linejoin="bevel" fo:margin="1.000000000000000pt" style:wrap="biggest" style:wrap-dynamic-threshold="0.000000000000000pt" svg:fill-rule="evenodd" svg:stroke-color="#003bc3" svg:stroke-linecap="square" svg:stroke-opacity="1" svg:stroke-width="1.000000000000000pt"/>
    </style:style>
    <style:page-layout style:name="PL1">
      <style:page-layout-properties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draw:master-page-name="Default">
        <draw:layer-set>
          <draw:layer draw:name=""/>
          <draw:layer draw:name=""/>
        </draw:layer-set>
        <draw:rect draw:style-name="gr1" draw:id="shape1" xml:id="shape1" draw:layer="" svg:width="41.04371276596pt" svg:height="39.55099822695pt" svg:x="78.37345035461pt" svg:y="230.62439627660pt"/>
        <draw:rect draw:style-name="gr2" draw:id="shape2" xml:id="shape2" draw:layer="" svg:width="41.04371276596pt" svg:height="39.55099822695pt" svg:x="209.73232978723pt" svg:y="230.62439627660pt"/>
        <draw:rect draw:style-name="gr2" draw:id="shape3" xml:id="shape3" draw:layer="" svg:width="41.04371276596pt" svg:height="39.55099822695pt" svg:x="341.09120921986pt" svg:y="230.62439627660pt"/>
        <draw:rect draw:style-name="gr3" draw:id="shape4" xml:id="shape4" draw:layer="" svg:width="41.04371276596pt" svg:height="38.05828368794pt" svg:x="459.01565780142pt" svg:y="231.37075354611pt"/>
        <draw:rect draw:style-name="gr2" draw:id="shape5" xml:id="shape5" draw:layer="" svg:width="41.04371276596pt" svg:height="39.55099822695pt" svg:x="278.39719858156pt" svg:y="352.28063120567pt"/>
        <draw:rect draw:style-name="gr3" draw:id="shape6" xml:id="shape6" draw:layer="" svg:width="41.04371276596pt" svg:height="39.55099822695pt" svg:x="459.01565780142pt" svg:y="352.28063120567pt"/>
        <draw:connector draw:style-name="gr4" draw:id="shape7" xml:id="shape7" draw:layer="" draw:type="standard" draw:start-shape="shape1" draw:start-glue-point="1" draw:end-shape="shape2" draw:end-glue-point="3" svg:d="M0 0L20 0L45.1576 0L70.3152 0L90.3152 0" svg:viewBox="0 0 90 0"/>
        <draw:connector draw:style-name="gr4" draw:id="shape8" xml:id="shape8" draw:layer="" draw:type="standard" draw:start-shape="shape2" draw:start-glue-point="1" draw:end-shape="shape3" draw:end-glue-point="3" svg:d="M0 0L20 0L45.1576 0L70.3152 0L90.3152 0" svg:viewBox="0 0 90 0"/>
        <draw:connector draw:style-name="gr4" draw:id="shape9" xml:id="shape9" draw:layer="" draw:type="standard" draw:start-shape="shape3" draw:start-glue-point="1" draw:end-shape="shape4" draw:end-glue-point="3" svg:d="M0 0L20 0L38.4404 0L56.8807 0L76.8807 0" svg:viewBox="0 0 77 0"/>
        <draw:path draw:style-name="gr5" draw:id="shape10" xml:id="shape10" draw:layer="" svg:width="67.37796949018pt" svg:height="2.22847670458pt" svg:x="10.43241810306pt" svg:y="249.28565703779pt" svg:viewBox="0 0 67 2" svg:d="M67.378 0L0 0L0 2.22848" calligra:nodeTypes="ccc"/>
        <draw:path draw:style-name="gr5" draw:id="shape11" xml:id="shape11" draw:layer="" svg:width="74.63570000000pt" svg:height="0.00000000000pt" svg:x="500.05937056738pt" svg:y="250.39989539008pt" svg:viewBox="0 0 75 0" svg:d="M0 0L74.6357 0L74.6357 0" calligra:nodeTypes="ccc"/>
        <draw:path draw:style-name="gr5" draw:id="shape12" xml:id="shape12" draw:layer="" svg:width="79.12800000000pt" svg:height="0.00000000000pt" svg:x="500.05937056738pt" svg:y="372.05613031915pt" svg:viewBox="0 0 79 0" svg:d="M0 0L79.128 0" calligra:nodeTypes="cc"/>
        <draw:frame>
          <draw:image xlink:type="simple" xlink:show="embed" xlink:actuate="onLoad" xlink:href="SvgImages/Image1"/>
        </draw:frame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  <draw:frame>
          <draw:image xlink:type="simple" xlink:show="embed" xlink:actuate="onLoad" xlink:href="SvgImages/Image4"/>
        </draw:frame>
        <draw:frame>
          <draw:image xlink:type="simple" xlink:show="embed" xlink:actuate="onLoad" xlink:href="SvgImages/Image5"/>
        </draw:frame>
        <draw:frame>
          <draw:image xlink:type="simple" xlink:show="embed" xlink:actuate="onLoad" xlink:href="SvgImages/Image6"/>
        </draw:frame>
        <draw:connector draw:style-name="gr4" draw:id="shape13" xml:id="shape13" draw:layer="" draw:type="standard" draw:start-shape="shape5" draw:start-glue-point="0" draw:end-shape="shape2" draw:end-glue-point="1" svg:d="M48.143 101.881L48.143 81.8807L48.143 0L20 0L0 0" svg:viewBox="0 0 48 102"/>
        <draw:connector draw:style-name="gr4" draw:id="shape14" xml:id="shape14" draw:layer="" draw:type="standard" draw:start-shape="shape6" draw:start-glue-point="3" draw:end-shape="shape5" draw:end-glue-point="1" svg:d="M139.575 5.68434e-14L119.575 5.68434e-14L69.7874 5.68434e-14L69.7874 0L20 0L0 0" svg:viewBox="0 0 140 0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Beta 4</meta:generator>
    <dc:title/>
    <meta:initial-creator>Unknown</meta:initial-creator>
    <meta:editing-cycles>0</meta:editing-cycles>
    <dc:date>2011-12-11T16:22:19</dc:date>
    <meta:creation-date>2008-10-27T22:59:39</meta:creation-date>
  </office:meta>
</office:document-meta>
</file>